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52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date" office:date-value="2003-07-01">
            <text:p>juillet 2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03-08-01">
            <text:p>août 2003</text:p>
          </table:table-cell>
          <table:table-cell office:value-type="float" office:value="29">
            <text:p>29</text:p>
          </table:table-cell>
          <table:table-cell>
            <draw:frame table:end-cell-address="Feuille1.O24" table:end-x="0.014cm" table:end-y="0.503cm" draw:z-index="0" draw:style-name="gr1" svg:width="22.279cm" svg:height="11.004cm" svg:x="0.316cm" svg:y="0.053cm">
              <draw:object draw:notify-on-update-of-ranges="Feuille1.C3:Feuille1.C68 Feuille1.D3:Feuille1.D6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2"/>
          <table:table-cell office:value-type="date" office:date-value="2003-09-01">
            <text:p>septembre 2003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10-01">
            <text:p>octobre 2003</text:p>
          </table:table-cell>
          <table:table-cell table:style-name="ce2" office:value-type="float" office:value="13">
            <text:p>1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11-01">
            <text:p>novembre 2003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3-12-01">
            <text:p>décembre 2003</text:p>
          </table:table-cell>
          <table:table-cell table:style-name="ce2" office:value-type="float" office:value="15">
            <text:p>1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01-01">
            <text:p>janvier 2004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02-01">
            <text:p>février 2004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03-01">
            <text:p>mars 2004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04-01">
            <text:p>avril 2004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05-01">
            <text:p>mai 2004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06-01">
            <text:p>juin 2004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07-01">
            <text:p>juillet 2004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08-01">
            <text:p>août 2004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09-01">
            <text:p>septembre 2004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10-01">
            <text:p>octobre 2004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11-01">
            <text:p>novembre 2004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4-12-01">
            <text:p>décembre 2004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01-01">
            <text:p>janvier 2005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02-01">
            <text:p>février 2005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03-01">
            <text:p>mars 2005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04-01">
            <text:p>avril 2005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05-01">
            <text:p>mai 2005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06-01">
            <text:p>juin 2005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07-01">
            <text:p>juillet 2005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08-01">
            <text:p>août 2005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09-01">
            <text:p>septembre 2005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10-01">
            <text:p>octobre 2005</text:p>
          </table:table-cell>
          <table:table-cell office:value-type="float" office:value="105">
            <text:p>10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11-01">
            <text:p>novembre 2005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5-12-01">
            <text:p>décembre 2005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6-01-01">
            <text:p>janvier 2006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6-02-01">
            <text:p>février 2006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6-03-01">
            <text:p>mars 2006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6-04-01">
            <text:p>avril 2006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6-05-01">
            <text:p>mai 2006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6-06-01">
            <text:p>juin 2006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6-07-01">
            <text:p>juillet 2006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6-08-01">
            <text:p>août 2006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6-09-01">
            <text:p>septembre 2006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6-10-01">
            <text:p>octobre 2006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6-11-01">
            <text:p>novembre 2006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6-12-01">
            <text:p>décembre 2006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7-01-01">
            <text:p>janvier 2007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7-02-01">
            <text:p>février 2007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7-03-01">
            <text:p>mars 2007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7-04-01">
            <text:p>avril 2007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7-05-01">
            <text:p>mai 2007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7-06-01">
            <text:p>juin 200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7-07-01">
            <text:p>juillet 2007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7-08-01">
            <text:p>août 2007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7-09-01">
            <text:p>septembre 2007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7-10-01">
            <text:p>octobre 2007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7-11-01">
            <text:p>novembre 2007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7-12-01">
            <text:p>décembre 2007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8-01-01">
            <text:p>janvier 2008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8-02-01">
            <text:p>février 2008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8-03-01">
            <text:p>mars 2008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8-04-01">
            <text:p>avril 2008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8-05-01">
            <text:p>mai 2008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8-06-01">
            <text:p>juin 2008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8-07-01">
            <text:p>juillet 2008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8-08-01">
            <text:p>août 2008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8-09-01">
            <text:p>septembre 2008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8-10-01">
            <text:p>octobre 2008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8-11-01">
            <text:p>novembre 2008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08-12-01">
            <text:p>décembre 2008</text:p>
          </table:table-cell>
          <table:table-cell office:value-type="float" office:value="67">
            <text:p>67</text:p>
          </table:table-cell>
          <table:table-cell/>
        </table:table-row>
        <table:table-row table:style-name="ro1" table:number-rows-repeated="6546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euille2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float" office:value="2003">
            <text:p>2003</text:p>
          </table:table-cell>
          <table:table-cell table:formula="oooc:=SUM([Feuille1.D3:.D7])" office:value-type="float" office:value="106">
            <text:p>106</text:p>
          </table:table-cell>
          <table:table-cell/>
          <table:table-cell>
            <draw:frame table:end-cell-address="Feuille2.O18" table:end-x="0.111cm" table:end-y="0.212cm" draw:z-index="0" draw:style-name="gr1" svg:width="22.499cm" svg:height="6.983cm" svg:x="0.193cm" svg:y="0.265cm">
              <draw:object draw:notify-on-update-of-ranges="Feuille2.B4:Feuille2.B9 Feuille2.C4:Feuille2.C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2004">
            <text:p>2004</text:p>
          </table:table-cell>
          <table:table-cell table:formula="oooc:=SUM([Feuille1.D8:.D19])" office:value-type="float" office:value="520">
            <text:p>5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5">
            <text:p>2005</text:p>
          </table:table-cell>
          <table:table-cell table:formula="oooc:=SUM([Feuille1.D20:.D31])" office:value-type="float" office:value="682">
            <text:p>6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6">
            <text:p>2006</text:p>
          </table:table-cell>
          <table:table-cell table:formula="oooc:=SUM([Feuille1.D32:.D43])" office:value-type="float" office:value="260">
            <text:p>2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7">
            <text:p>2007</text:p>
          </table:table-cell>
          <table:table-cell table:formula="oooc:=SUM([Feuille1.D44:.D55])" office:value-type="float" office:value="274">
            <text:p>2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8">
            <text:p>2008</text:p>
          </table:table-cell>
          <table:table-cell table:formula="oooc:=SUM([Feuille1.D56:.D67])" office:value-type="float" office:value="526">
            <text:p>5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9">
            <text:p>2009</text:p>
          </table:table-cell>
          <table:table-cell table:number-columns-repeated="3"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date-style style:name="N107">
      <number:month number:style="long" number:textual="true"/>
      <number:text> </number:text>
      <number:year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29">29/12/2008</text:date>, <text:time>22:3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omeo</meta:initial-creator>
    <meta:creation-date>2008-12-29T22:01:55</meta:creation-date>
    <dc:creator>Romeo</dc:creator>
    <dc:date>2008-12-29T22:36:03</dc:date>
    <meta:editing-cycles>1</meta:editing-cycles>
    <meta:editing-duration>PT3M27S</meta:editing-duration>
    <meta:user-defined meta:name="Info 1"/>
    <meta:user-defined meta:name="Info 2"/>
    <meta:user-defined meta:name="Info 3"/>
    <meta:user-defined meta:name="Info 4"/>
    <meta:document-statistic meta:table-count="3" meta:cell-count="1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interpolation="b-spline" chart:spline-order="50" chart:spline-resolution="40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one" chart:pie-offset="50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22.28cm" svg:height="11.005cm" chart:class="chart:line" chart:style-name="ch1">
        <chart:plot-area chart:style-name="ch2" table:cell-range-address="Feuille1.C3:Feuille1.D68" chart:data-source-has-labels="column" svg:x="0.445cm" svg:y="0.218cm" svg:width="21.642cm" svg:height="10.346cm">
          <chart:axis chart:dimension="x" chart:name="primary-x" chart:style-name="ch3">
            <chart:categories table:cell-range-address="Feuille1.C3:Feuille1.C68"/>
          </chart:axis>
          <chart:axis chart:dimension="y" chart:name="primary-y" chart:style-name="ch3">
            <chart:grid chart:style-name="ch4" chart:class="major"/>
          </chart:axis>
          <chart:axis chart:dimension="y" chart:name="secondary-y" chart:style-name="ch3"/>
          <chart:series chart:attached-axis="primary-y" chart:style-name="ch5" chart:values-cell-range-address="Feuille1.D3:Feuille1.D68" chart:class="chart:line">
            <chart:data-point chart:repeated="6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août 200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septembre 20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octobre 20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novembre 200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décembre 20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janvier 20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février 200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mars 200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avril 20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ai 20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juin 200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juillet 200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août 200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septembre 200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octobre 200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novembre 200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décembre 20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janvier 200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février 200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mars 200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avril 200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mai 200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juin 200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juillet 200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août 20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septembre 200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octobre 20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novembre 200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décembre 200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janvier 200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février 20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mars 20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avril 20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mai 20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juin 200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juillet 20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oût 20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eptembre 20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octobre 20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ovembre 20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décembre 200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janvier 20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février 20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mars 200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avril 20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mai 20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juin 2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illet 200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août 20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eptembre 20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octobre 200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novembre 200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écembre 200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janvier 200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février 20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ars 20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avril 200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mai 200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juin 20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juillet 200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août 200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septembre 200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octobre 200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novembre 200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décembre 200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22.5cm" svg:height="6.984cm" chart:class="chart:area" chart:style-name="ch1">
        <chart:plot-area chart:style-name="ch2" table:cell-range-address="Feuille2.B4:Feuille2.C9" chart:data-source-has-labels="column" svg:x="0.45cm" svg:y="0.139cm" svg:width="21.599cm" svg:height="6.705cm">
          <chart:axis chart:dimension="x" chart:name="primary-x" chart:style-name="ch3">
            <chart:categories table:cell-range-address="Feuille2.B4:Feuille2.B9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Feuille2.C4:Feuille2.C9" chart:class="chart:area"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200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526">
                <text:p>5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